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04159100494601</text:p>
          </table:table-cell>
          <table:table-cell office:value-type="string" calcext:value-type="string">
            <text:p>2025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88464" calcext:value-type="float">
            <text:p>78.3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159100494601</text:p>
          </table:table-cell>
          <table:table-cell office:value-type="string" calcext:value-type="string">
            <text:p>2023-03-14 20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63368" calcext:value-type="float">
            <text:p>78.7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159100494601</text:p>
          </table:table-cell>
          <table:table-cell office:value-type="string" calcext:value-type="string">
            <text:p>2022-03-18 2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89176" calcext:value-type="float">
            <text:p>77.9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159100494601</text:p>
          </table:table-cell>
          <table:table-cell office:value-type="string" calcext:value-type="string">
            <text:p>2021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19656" calcext:value-type="float">
            <text:p>78.0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1591004946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11936" calcext:value-type="float">
            <text:p>77.2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1591004946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73352" calcext:value-type="float">
            <text:p>77.8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1591004946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59224" calcext:value-type="float">
            <text:p>80.6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1591004946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99588" calcext:value-type="float">
            <text:p>78.999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1591004946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9164" calcext:value-type="float">
            <text:p>77.8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1591004946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64464" calcext:value-type="float">
            <text:p>76.8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1591004946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0288" calcext:value-type="float">
            <text:p>76.9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1591004946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3632" calcext:value-type="float">
            <text:p>77.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1591004946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91768" calcext:value-type="float">
            <text:p>77.3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1591004946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0876" calcext:value-type="float">
            <text:p>77.7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1591004946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69008" calcext:value-type="float">
            <text:p>78.1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1591004946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43328" calcext:value-type="float">
            <text:p>78.4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1591004946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25952" calcext:value-type="float">
            <text:p>79.6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1591004946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93664" calcext:value-type="float">
            <text:p>81.8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1591004946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19072" calcext:value-type="float">
            <text:p>77.9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1591004946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66928" calcext:value-type="float">
            <text:p>76.7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1591004946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5424" calcext:value-type="float">
            <text:p>76.9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1591004946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8684" calcext:value-type="float">
            <text:p>77.5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1591004946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31976" calcext:value-type="float">
            <text:p>77.5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1591004946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03248" calcext:value-type="float">
            <text:p>77.8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1591004946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62328" calcext:value-type="float">
            <text:p>78.0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1591004946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59736" calcext:value-type="float">
            <text:p>78.6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1591004946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3992" calcext:value-type="float">
            <text:p>79.1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1591004946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36008" calcext:value-type="float">
            <text:p>80.8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1591004946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2148" calcext:value-type="float">
            <text:p>80.4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1591004946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68824" calcext:value-type="float">
            <text:p>81.2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1591004946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3504" calcext:value-type="float">
            <text:p>76.8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1591004946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772" calcext:value-type="float">
            <text:p>77.0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1591004946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4088" calcext:value-type="float">
            <text:p>76.9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1591004946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79576" calcext:value-type="float">
            <text:p>77.3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1591004946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94432" calcext:value-type="float">
            <text:p>78.8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1591004946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92296" calcext:value-type="float">
            <text:p>80.0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1591004946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65192" calcext:value-type="float">
            <text:p>81.1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1591004946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26992" calcext:value-type="float">
            <text:p>80.3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1591004946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344" calcext:value-type="float">
            <text:p>77.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1591004946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6112" calcext:value-type="float">
            <text:p>77.0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1591004946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85672" calcext:value-type="float">
            <text:p>77.3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1591004946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716" calcext:value-type="float">
            <text:p>77.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1591004946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50136" calcext:value-type="float">
            <text:p>78.0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1591004946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15312" calcext:value-type="float">
            <text:p>78.3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1591004946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63952" calcext:value-type="float">
            <text:p>78.8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1591004946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92624" calcext:value-type="float">
            <text:p>81.1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1591004946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38016" calcext:value-type="float">
            <text:p>80.1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1591004946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21664" calcext:value-type="float">
            <text:p>77.3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1591004946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14984" calcext:value-type="float">
            <text:p>77.2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1591004946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77112" calcext:value-type="float">
            <text:p>77.4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1591004946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58112" calcext:value-type="float">
            <text:p>77.8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1591004946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3736" calcext:value-type="float">
            <text:p>77.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1591004946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12264" calcext:value-type="float">
            <text:p>78.3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1591004946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07336" calcext:value-type="float">
            <text:p>78.5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1591004946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61944" calcext:value-type="float">
            <text:p>79.5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1591004946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57928" calcext:value-type="float">
            <text:p>80.9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1591004946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59424" calcext:value-type="float">
            <text:p>82.2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1591004946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48656" calcext:value-type="float">
            <text:p>81.4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1591004946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85216" calcext:value-type="float">
            <text:p>76.7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1591004946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80416" calcext:value-type="float">
            <text:p>76.4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1591004946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35864" calcext:value-type="float">
            <text:p>76.6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1591004946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57656" calcext:value-type="float">
            <text:p>77.2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1591004946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94816" calcext:value-type="float">
            <text:p>77.3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1591004946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83792" calcext:value-type="float">
            <text:p>77.5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1591004946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45792" calcext:value-type="float">
            <text:p>78.3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1591004946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78836" calcext:value-type="float">
            <text:p>79.078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1591004946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51376" calcext:value-type="float">
            <text:p>80.3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1591004946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66744" calcext:value-type="float">
            <text:p>79.8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1591004946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45592" calcext:value-type="float">
            <text:p>76.7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1591004946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4192" calcext:value-type="float">
            <text:p>76.9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1591004946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7448" calcext:value-type="float">
            <text:p>77.1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1591004946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1144" calcext:value-type="float">
            <text:p>76.9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1591004946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13688" calcext:value-type="float">
            <text:p>77.5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1591004946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7528" calcext:value-type="float">
            <text:p>77.7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1591004946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08048" calcext:value-type="float">
            <text:p>78.1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1591004946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73224" calcext:value-type="float">
            <text:p>78.3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1591004946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9372" calcext:value-type="float">
            <text:p>79.2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1591004946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47872" calcext:value-type="float">
            <text:p>79.7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1591004946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00144" calcext:value-type="float">
            <text:p>80.4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1591004946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79776" calcext:value-type="float">
            <text:p>78.9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1591004946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8976" calcext:value-type="float">
            <text:p>78.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1591004946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30808" calcext:value-type="float">
            <text:p>77.3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1591004946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92352" calcext:value-type="float">
            <text:p>77.4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1591004946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17904" calcext:value-type="float">
            <text:p>77.7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1591004946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89176" calcext:value-type="float">
            <text:p>77.9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1591004946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17192" calcext:value-type="float">
            <text:p>78.1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1591004946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20112" calcext:value-type="float">
            <text:p>78.6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1591004946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95016" calcext:value-type="float">
            <text:p>78.9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1591004946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53384" calcext:value-type="float">
            <text:p>79.6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1591004946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44568" calcext:value-type="float">
            <text:p>80.7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1591004946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96968" calcext:value-type="float">
            <text:p>80.8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1591004946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1396" calcext:value-type="float">
            <text:p>81.2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1591004946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43456" calcext:value-type="float">
            <text:p>77.9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1591004946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38656" calcext:value-type="float">
            <text:p>77.6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1591004946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91768" calcext:value-type="float">
            <text:p>77.3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1591004946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49096" calcext:value-type="float">
            <text:p>77.3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1591004946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36776" calcext:value-type="float">
            <text:p>77.8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1591004946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98904" calcext:value-type="float">
            <text:p>78.0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1591004946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76344" calcext:value-type="float">
            <text:p>80.4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1591004946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0056" calcext:value-type="float">
            <text:p>77.4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1591004946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46274" calcext:value-type="float">
            <text:p>78.646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1591004946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576" calcext:value-type="float">
            <text:p>79.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1591004946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62528" calcext:value-type="float">
            <text:p>79.6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1591004946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8506" calcext:value-type="float">
            <text:p>78.585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1591004946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336" calcext:value-type="float">
            <text:p>78.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1591004946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19984" calcext:value-type="float">
            <text:p>79.1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1591004946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95344" calcext:value-type="float">
            <text:p>80.0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1591004946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886429090909" calcext:value-type="float">
            <text:p>78.988642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1591004946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70304" calcext:value-type="float">
            <text:p>77.8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1591004946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70304" calcext:value-type="float">
            <text:p>77.8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1591004946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33016" calcext:value-type="float">
            <text:p>78.2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1591004946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6888" calcext:value-type="float">
            <text:p>78.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1591004946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39312" calcext:value-type="float">
            <text:p>79.8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1591004946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14272" calcext:value-type="float">
            <text:p>77.6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1591004946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81456" calcext:value-type="float">
            <text:p>77.1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1591004946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2484" calcext:value-type="float">
            <text:p>76.8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1591004946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9312" calcext:value-type="float">
            <text:p>76.02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1591004946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9896" calcext:value-type="float">
            <text:p>75.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50" meta:object-count="0"/>
    <meta:user-defined meta:name="AppVersion">3.0</meta:user-defined>
  </office:meta>
</office:document-meta>
</file>